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生徒手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 a student handbook.</text:p>
          </table:table-cell>
          <table:table-cell table:number-columns-repeated="1020"/>
        </table:table-row>
        <table:table-row>
          <table:table-cell table:style-name="ce0" office:value-type="string">
            <text:p>“秋空　巴”</text:p>
          </table:table-cell>
          <table:table-cell table:style-name="ce0"/>
          <table:table-cell table:style-name="ce0"/>
          <table:table-cell table:style-name="ce0" office:value-type="string">
            <text:p>"Akizora, Tomoe".</text:p>
          </table:table-cell>
          <table:table-cell table:number-columns-repeated="1020"/>
        </table:table-row>
        <table:table-row>
          <table:table-cell table:style-name="ce0" office:value-type="string">
            <text:p>と・・・っ、ともっちの・・・だね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... ah, that's... Tomocchi...</text:p>
          </table:table-cell>
          <table:table-cell table:number-columns-repeated="1020"/>
        </table:table-row>
        <table:table-row>
          <table:table-cell table:style-name="ce0" office:value-type="string">
            <text:p>と・・・ともっちの・・・だね！</text:p>
          </table:table-cell>
          <table:table-cell table:style-name="ce0"/>
          <table:table-cell table:style-name="ce0"/>
          <table:table-cell table:style-name="ce0" office:value-type="string">
            <text:p>Th... That's... Tomocchi!</text:p>
          </table:table-cell>
          <table:table-cell table:number-columns-repeated="1020"/>
        </table:table-row>
        <table:table-row>
          <table:table-cell table:style-name="ce0" office:value-type="string">
            <text:p>と、ともっちのだ・・・！</text:p>
          </table:table-cell>
          <table:table-cell table:style-name="ce0"/>
          <table:table-cell table:style-name="ce0"/>
          <table:table-cell table:style-name="ce0" office:value-type="string">
            <text:p>Th-That's Tomocchi...!</text:p>
          </table:table-cell>
          <table:table-cell table:number-columns-repeated="1020"/>
        </table:table-row>
        <table:table-row>
          <table:table-cell table:style-name="ce0" office:value-type="string">
            <text:p>ともっちのだ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at's Tomocchi!</text:p>
          </table:table-cell>
          <table:table-cell table:number-columns-repeated="1020"/>
        </table:table-row>
        <table:table-row>
          <table:table-cell table:style-name="ce0" office:value-type="string">
            <text:p>んっ、さ、さらわれたのは・・・と、ともっち・・・
かも・・・っ！　んぅ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, i-it might have been T-Tomocchi... that got
abducted...! Ngh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さらわれた同級生って、ともっち
かも・・・！</text:p>
          </table:table-cell>
          <table:table-cell table:style-name="ce0"/>
          <table:table-cell table:style-name="ce0"/>
          <table:table-cell table:style-name="ce0" office:value-type="string">
            <text:p>Th-Then, the classmate that got abducted might
be Tomocchi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・・・！</text:p>
          </table:table-cell>
          <table:table-cell table:style-name="ce0"/>
          <table:table-cell table:style-name="ce0"/>
          <table:table-cell table:style-name="ce0" office:value-type="string">
            <text:p>Then, it could have been Tomocchi that was
taken by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en, it could have been Tomocchi that was
taken by the bandit gang!</text:p>
          </table:table-cell>
          <table:table-cell table:number-columns-repeated="1020"/>
        </table:table-row>
        <table:table-row>
          <table:table-cell table:style-name="ce0" office:value-type="string">
            <text:p>そう見て間違いないだろう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question about it.</text:p>
          </table:table-cell>
          <table:table-cell table:number-columns-repeated="1020"/>
        </table:table-row>
        <table:table-row>
          <table:table-cell table:style-name="ce0" office:value-type="string">
            <text:p>・・・ん？　何か書いてある。</text:p>
          </table:table-cell>
          <table:table-cell table:style-name="ce0"/>
          <table:table-cell table:style-name="ce0"/>
          <table:table-cell table:style-name="ce0" office:value-type="string">
            <text:p>...Hm? There's something written here.</text:p>
          </table:table-cell>
          <table:table-cell table:number-columns-repeated="1020"/>
        </table:table-row>
        <table:table-row>
          <table:table-cell table:style-name="ce0" office:value-type="string">
            <text:p>“きた”、“もりのおく”、“とーぞく”、“たすけて”</text:p>
          </table:table-cell>
          <table:table-cell table:style-name="ce0"/>
          <table:table-cell table:style-name="ce0"/>
          <table:table-cell table:style-name="ce0" office:value-type="string">
            <text:p>"They're here", "Back of forest",
"Bandits", "Help"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ぅっ、も、もしかして・・・！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... uu, m-must be...!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もしかして・・・！</text:p>
          </table:table-cell>
          <table:table-cell table:style-name="ce0"/>
          <table:table-cell table:style-name="ce0"/>
          <table:table-cell table:style-name="ce0" office:value-type="string">
            <text:p>Th-This... must be...!</text:p>
          </table:table-cell>
          <table:table-cell table:number-columns-repeated="1020"/>
        </table:table-row>
        <table:table-row>
          <table:table-cell table:style-name="ce0" office:value-type="string">
            <text:p>これってもしかして・・・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is must be...!</text:p>
          </table:table-cell>
          <table:table-cell table:number-columns-repeated="1020"/>
        </table:table-row>
        <table:table-row>
          <table:table-cell table:style-name="ce0" office:value-type="string">
            <text:p>ああ。　盗賊に連れ去られる最中に書き残した
彼女のメモ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ah. This must be a memo she wrote just as
the bandits took her away.</text:p>
          </table:table-cell>
          <table:table-cell table:number-columns-repeated="1020"/>
        </table:table-row>
        <table:table-row>
          <table:table-cell table:style-name="ce0" office:value-type="string">
            <text:p>これは恐らく、盗賊によってどこへ連れて
行かれるかを示したものだ。</text:p>
          </table:table-cell>
          <table:table-cell table:style-name="ce0"/>
          <table:table-cell table:style-name="ce0"/>
          <table:table-cell table:style-name="ce0" office:value-type="string">
            <text:p>This will most likely lead us to where the
bandits are.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・・・こ、こと
ね・・・？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"In... In the back... of the forest... to the
north", right...?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ことね・・・？</text:p>
          </table:table-cell>
          <table:table-cell table:style-name="ce0"/>
          <table:table-cell table:style-name="ce0"/>
          <table:table-cell table:style-name="ce0" office:value-type="string">
            <text:p>"In... In the back of the forest to the north",
right...?</text:p>
          </table:table-cell>
          <table:table-cell table:number-columns-repeated="1020"/>
        </table:table-row>
        <table:table-row>
          <table:table-cell table:style-name="ce0" office:value-type="string">
            <text:p>つまり、“北の森の奥”ってことね？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"In the back of the forest to the north", right?</text:p>
          </table:table-cell>
          <table:table-cell table:number-columns-repeated="1020"/>
        </table:table-row>
        <table:table-row>
          <table:table-cell table:style-name="ce0" office:value-type="string">
            <text:p>そう推測することが妥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be a reasonable assessment.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Tomocchi's Handbook】×1!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見つけたが、持ち物がいっぱいだ！</text:p>
          </table:table-cell>
          <table:table-cell table:style-name="ce0" office:value-type="string">
            <text:p>Full inventory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und【Tomocchi's Handbook】x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盗賊団の脅威も無くなって、安心して
散歩でき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釣り・・・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やらな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ねぇ、蝶々がいっぱい捕れるんだ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奇麗な湖でしょ？　中央部に住む人たちの
自慢なんですよ。　うふふ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オシル湖は、キャンプ場としても有名
な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はな、いくつになっても少年の心を忘れちゃ
いけね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断じて精神年齢が低いわけじゃねえ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イナスイオンよ、我の力となるがい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太古の昔から生き残ってきた竜族の生き残り、
それがオッシー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差し詰め、古代竜族ってとこ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ところよね。　空気もきれいだし、景色も
最高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近くにトイレがあればいい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きたくなっても、町に戻らないといけないもの
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、絶景ですな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に秘密基地作ろうぜ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ー！　燃えるぜ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冬は湖が凍って、スケート場になるの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ぜんぜん滑れな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ういうところでのんびりしてると、突然いい
アイデアが浮かんだりす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ボク画家な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前まで貸しボート屋があったのに、
オッシーのウワサが流れてからお店
たたんじゃったみたいな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オッシーがいたら危険なんだろうけど、
これだけお客が集まればいい商売になった
のに、もったい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い！　オッシー！！　出ておいで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よぉう兄弟！　ボートで地下洞窟へ入口へ
　　移動する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ヒャッハ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つ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よっしゃあ！　しっかりつかまってろよぉ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えぇぇぇい！！　ごきげんだぜえぇ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すまねえ、オレが未熟だったん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よぉう兄弟！　岸まで移動する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、ここなら誰からも見えないよね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も、もぅ・・・だめ・・・我慢できな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、け、携帯トイレのふたを開け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ぅ・・・っ（もじもじもじもじ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・・・っ、準備完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あー～～～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外で立ったままするのも・・・
きもちいぃ～～～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</text:p>
          </table:table-cell>
          <table:table-cell table:style-name="ce0" office:value-type="string">
            <text:p>Map011 after fight #4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すっきり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、でもこの携帯トイレ、どうしよう・・・
こんなに膨らんでたらポケットに入ら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ここに隠しておいて、後で
回収に来よっ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でパンパンになった携帯トイレ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ぬくもり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"古代竜族の鱗"回収は、たこやきの
意思疎通スキルのおかげ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君は指令を無視して後方から銃を
乱射するくらいしか能力が無いと思っていた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褒めるのとディスるのを同時に
やられると、反応に困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！　このワタシにはディテクション
バイザーというありがたい能力もあるんだゾ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えて、コミュニケーションも取れて、探し物も
見つけちゃうワタシ！！　すごいナー！！
すごすぎる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Pメモリーシステムが解禁され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Pメモリー"とは、この世界の女の子が
体験した尿意に関する恥ずかしい記憶、
残留思念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は目に見えませんが、ディテクション
バイザーを起動することによってPメモリーを
発見し、回収する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収したPメモリーは、赤いポストを調べる
ことによっていつでも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、赤いポストで見られるPメモリーメニュー
から、Pメモリーを発見できる場所のヒントを
見る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赤いポストを調べて、Pメモリーの
ヒントを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